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color="#222222" loext:opacity="100%" style:font-name="helvetica neue" fo:font-size="12.6000003814697pt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4" style:family="paragraph" style:parent-style-name="Standard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text-transform="lowercase" fo:color="#222222" loext:opacity="100%" style:font-name="Consolas" fo:font-size="8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9" style:family="paragraph" style:parent-style-name="Text_20_body">
      <style:paragraph-properties fo:margin-left="0.021cm" fo:margin-right="0.021cm" fo:margin-top="0.021cm" fo:margin-bottom="0.021cm" style:contextual-spacing="false" fo:line-height="110%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times new roman" fo:font-size="10.1999998092651pt"/>
    </style:style>
    <style:style style:name="T2" style:family="text">
      <style:text-properties style:font-name="times new roman" fo:font-size="7.80000019073486pt"/>
    </style:style>
    <style:style style:name="T3" style:family="text">
      <style:text-properties fo:font-variant="normal" fo:text-transform="none" fo:color="#000000" loext:opacity="100%" style:font-name="verdana" fo:font-size="8.39999961853027pt" fo:letter-spacing="normal" fo:font-style="normal" fo:font-weight="normal" style:font-name-asian="verdana" style:font-size-asian="8.39999961853027pt" style:font-style-asian="normal" style:font-weight-asian="normal" style:font-name-complex="verdana" style:font-size-complex="8.39999961853027pt" style:font-style-complex="normal" style:font-weight-complex="normal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ord Capitalization</text:p>
      <text:section text:style-name="Sect1" text:name="pageContent">
        <text:p text:style-name="P3">time limit per test</text:p>
        <text:p text:style-name="P4">2 seconds</text:p>
        <text:p text:style-name="P3">memory limit per test</text:p>
        <text:p text:style-name="P4">256 megabytes</text:p>
        <text:p text:style-name="P3">input</text:p>
        <text:p text:style-name="P4">standard input</text:p>
        <text:p text:style-name="P3">output</text:p>
        <text:p text:style-name="P4">standard output</text:p>
        <text:p text:style-name="P5">Capitalization is writing a word with its first letter as a capital letter. Your task is to capitalize the given word.</text:p>
        <text:p text:style-name="P5">Note, that during capitalization all the letters except the first one remains unchanged.</text:p>
        <text:p text:style-name="P7">Input</text:p>
        <text:p text:style-name="P5">A single line contains a non-empty word. This word consists of lowercase and uppercase English letters. The length of the word will not exceed <text:span text:style-name="T1">10</text:span><text:span text:style-name="T2">3</text:span>.</text:p>
        <text:p text:style-name="P7">Output</text:p>
        <text:p text:style-name="P5">Output the given word after capitalization.</text:p>
        <text:p text:style-name="P6">Examples</text:p>
        <text:p text:style-name="P8">input</text:p>
        <text:section text:style-name="Sect1" text:name="id0011364233606612162">
          <text:p text:style-name="P9">Copy</text:p>
        </text:section>
        <text:p text:style-name="P1"><text:bookmark text:name="id0046938794468251577"/>ApPLe</text:p>
        <text:p text:style-name="P8">output</text:p>
        <text:section text:style-name="Sect1" text:name="id0018430088019830926">
          <text:p text:style-name="P9">Copy</text:p>
        </text:section>
        <text:p text:style-name="P1"><text:bookmark text:name="id008933135874365621"/>ApPLe</text:p>
        <text:p text:style-name="P8">input</text:p>
        <text:section text:style-name="Sect1" text:name="id001577435451995779">
          <text:p text:style-name="P9">Copy</text:p>
        </text:section>
        <text:p text:style-name="P1"><text:bookmark text:name="id007682346176389347"/>konjac</text:p>
        <text:p text:style-name="P8">output</text:p>
        <text:section text:style-name="Sect1" text:name="id0004959865505199601">
          <text:p text:style-name="P9">Copy</text:p>
        </text:section>
        <text:p text:style-name="P1"><text:bookmark text:name="id005331432096254731"/>Konjac</text:p>
      </text:section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30T19:37:12.499000000</dc:date>
    <meta:editing-duration>PT33S</meta:editing-duration>
    <meta:editing-cycles>1</meta:editing-cycles>
    <meta:document-statistic meta:table-count="0" meta:image-count="0" meta:object-count="0" meta:page-count="1" meta:paragraph-count="29" meta:word-count="100" meta:character-count="597" meta:non-whitespace-character-count="524"/>
    <meta:generator>LibreOffice/7.2.2.2$Windows_X86_64 LibreOffice_project/02b2acce88a210515b4a5bb2e46cbfb63fe97d56</meta:generator>
  </office:meta>
</office:document-meta>
</file>